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al" style:family="paragraph">
      <style:text-properties fo:font-size="12pt" style:font-size-asian="12pt" style:font-size-complex="12pt"/>
    </style:style>
    <style:style style:name="T3" style:parent-style-name="Standardskriftforavsnit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Processing: Verktøy vi tenker å bruke for å «gjøre læren om geometriske figurer mer synlig og forståelig for elevene». I dette språket kan man velge figurer (sirkler, trekanter, etc) av det man til enhver tid skal undervise i.</text:p>
      <text:p text:style-name="P2"/>
      <text:p text:style-name="Normal"><text:span text:style-name="T3">Budsjett: Liste over prioriterte oppgaver, rangert fra de som må være med til oppgaver som det er et pluss å ha med, men som det ikke er så farlig om vi ikke rekk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auto-update="true" style:default-outline-level="1">
      <style:paragraph-properties fo:keep-with-next="always" fo:keep-together="always" fo:margin-top="0.1666in"/>
      <style:text-properties style:font-name="Copperplate Gothic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paragraph-properties fo:margin-bottom="0in" fo:line-height="100%"/>
      <style:text-properties style:font-name="Arial" fo:hyphenate="false"/>
    </style:style>
    <style:style style:name="Standardskriftforavsnitt" style:display-name="Standardskrift for avsnitt" style:family="text"/>
    <style:style style:name="Ingenmellomrom" style:display-name="Ingen mellomrom" style:family="paragraph" style:auto-update="true">
      <style:paragraph-properties fo:margin-bottom="0in" fo:line-height="100%"/>
      <style:text-properties style:font-name="Arial" fo:hyphenate="false"/>
    </style:style>
    <style:style style:name="Overskrift1Tegn" style:display-name="Overskrift 1 Tegn" style:family="text" style:parent-style-name="Standardskriftforavsnitt">
      <style:text-properties style:font-name="Copperplate Gothic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ers B-E</meta:initial-creator>
    <dc:creator>Anders B-E</dc:creator>
    <meta:creation-date>2016-01-11T17:53:00Z</meta:creation-date>
    <dc:date>2016-01-11T18:54:00Z</dc:date>
    <meta:template xlink:href="Normal.dotm" xlink:type="simple"/>
    <meta:editing-cycles>1</meta:editing-cycles>
    <meta:editing-duration>PT3660S</meta:editing-duration>
    <meta:document-statistic meta:page-count="1" meta:paragraph-count="1" meta:word-count="62" meta:character-count="393" meta:row-count="2" meta:non-whitespace-character-count="332"/>
  </office:meta>
</office:document-meta>
</file>